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endererQualificationResponse-2.1" table:style-name="ta1" table:print-ranges="A1:AF2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712-1330z-CO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endererQualificationResponse">
            <text:p>TendererQualificationResponse</text:p>
          </table:table-cell>
          <table:table-cell table:style-name="ce8" office:value-type="string" office:string-value="Tenderer Qualification Response. Details">
            <text:p>Tenderer Qualification Response. Details</text:p>
          </table:table-cell>
          <table:table-cell table:style-name="ce8" office:value-type="string" office:string-value=""/>
          <table:table-cell table:style-name="ce8" office:value-type="string" office:string-value="Tenderer Qualification Response">
            <text:p>Tenderer Qualification Respons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issued by a procurement organization to notify an economic operator whether it has been admitted to or excluded from the tendering process.">
            <text:p>A document issued by a procurement organization to notify an economic operator whether it has been admitted to or excluded from the tendering proces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enderer Qualification Response. UBL Version Identifier. Identifier">
            <text:p>Tenderer Qualification Response. UBL Vers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enderer Qualification Response. Customization Identifier. Identifier">
            <text:p>Tenderer Qualification Response. Customiza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enderer Qualification Response. Profile Identifier. Identifier">
            <text:p>Tenderer Qualification Response. Profile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enderer Qualification Response. Profile Execution Identifier. Identifier">
            <text:p>Tenderer Qualification Response. Profile Execution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enderer Qualification Response. Identifier">
            <text:p>Tenderer Qualification Response.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enderer Qualification Response. Copy_ Indicator. Indicator">
            <text:p>Tenderer Qualification Response. Copy_ Indicator. Indicator</text:p>
          </table:table-cell>
          <table:table-cell table:style-name="ce9" office:value-type="string" office:string-value=""/>
          <table:table-cell office:value-type="string" table:style-name="ce9" office:string-value="Tenderer Qualification Response">
            <text:p>Tenderer Qualification Respons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enderer Qualification Response. UUID. Identifier">
            <text:p>Tenderer Qualification Response. UUID.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ContractFolderID">
            <text:p>ContractFolderID</text:p>
          </table:table-cell>
          <table:table-cell office:value-type="string" table:style-name="ce9" office:string-value="Tenderer Qualification Response. Contract Folder Identifier. Identifier">
            <text:p>Tenderer Qualification Response. Contract Folder Identifier. Identifier</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Folder">
            <text:p>Contract Folder</text:p>
          </table:table-cell>
          <table:table-cell office:value-type="string" table:style-name="ce9" office:string-value="Identifier">
            <text:p>Identifier</text:p>
          </table:table-cell>
          <table:table-cell office:value-type="string" table:style-name="ce11" table:formula="of:=IF([.F10]&lt;&gt;&quot;&quot;;CONCATENATE([.F10];&quot; &quot;;[.G10]);[.G10])" office:string-value="Contract Folder Identifier">
            <text:p>Contract Folder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10]&lt;&gt;&quot;&quot;;CONCATENATE([.J10];&quot;_ &quot;;[.I10];&quot;. Type&quot;);CONCATENATE([.I10];&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assigned by the sender, for the process file (i.e., record) to which this document belongs.">
            <text:p>An identifier, assigned by the sender, for the process file (i.e., record) to which this document belong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ContractName">
            <text:p>ContractName</text:p>
          </table:table-cell>
          <table:table-cell office:value-type="string" table:style-name="ce9" office:string-value="Tenderer Qualification Response. Contract Name. Text">
            <text:p>Tenderer Qualification Response. Contract Nam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Contract">
            <text:p>Contract</text:p>
          </table:table-cell>
          <table:table-cell office:value-type="string" table:style-name="ce9" office:string-value="Name">
            <text:p>Name</text:p>
          </table:table-cell>
          <table:table-cell office:value-type="string" table:style-name="ce11" table:formula="of:=IF([.F11]&lt;&gt;&quot;&quot;;CONCATENATE([.F11];&quot; &quot;;[.G11]);[.G11])" office:string-value="Contract Name">
            <text:p>Contract Name</text:p>
          </table:table-cell>
          <table:table-cell office:value-type="string" table:style-name="ce9" office:string-value="Text">
            <text:p>Text</text:p>
          </table:table-cell>
          <table:table-cell table:style-name="ce9" office:value-type="string" office:string-value=""/>
          <table:table-cell office:value-type="string" table:style-name="ce11" table:formula="of:=IF([.J11]&lt;&gt;&quot;&quot;;CONCATENATE([.J11];&quot;_ &quot;;[.I11];&quot;. Type&quot;);CONCATENATE([.I11];&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Short title of a contract associated with this Tender.">
            <text:p>Short title of a contract associated with this T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IssueDate">
            <text:p>IssueDate</text:p>
          </table:table-cell>
          <table:table-cell office:value-type="string" table:style-name="ce9" office:string-value="Tenderer Qualification Response. Issue Date. Date">
            <text:p>Tenderer Qualification Response. Issue Date. Dat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2]&lt;&gt;&quot;&quot;;CONCATENATE([.F12];&quot; &quot;;[.G12]);[.G12])"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2]&lt;&gt;&quot;&quot;;CONCATENATE([.J12];&quot;_ &quot;;[.I12];&quot;. Type&quot;);CONCATENATE([.I12];&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IssueTime">
            <text:p>IssueTime</text:p>
          </table:table-cell>
          <table:table-cell office:value-type="string" table:style-name="ce9" office:string-value="Tenderer Qualification Response. Issue Time. Time">
            <text:p>Tenderer Qualification Response. Issue Time. Time</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3]&lt;&gt;&quot;&quot;;CONCATENATE([.F13];&quot; &quot;;[.G13]);[.G13])"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3]&lt;&gt;&quot;&quot;;CONCATENATE([.J13];&quot;_ &quot;;[.I13];&quot;. Type&quot;);CONCATENATE([.I13];&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Tenderer Qualification Response. Note. Text">
            <text:p>Tenderer Qualification Response. Note. Text</text:p>
          </table:table-cell>
          <table:table-cell table:style-name="ce9" office:value-type="string" office:string-value=""/>
          <table:table-cell office:value-type="string" table:style-name="ce9" office:string-value="Tenderer Qualification Response">
            <text:p>Tenderer Qualification Respons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enderParty">
            <text:p>SenderParty</text:p>
          </table:table-cell>
          <table:table-cell table:style-name="ce10" office:value-type="string" office:string-value="Tenderer Qualification Response. Sender_ Party. Party">
            <text:p>Tenderer Qualification Response. Send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5]"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sending this message.">
            <text:p>The party send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ReceiverParty">
            <text:p>ReceiverParty</text:p>
          </table:table-cell>
          <table:table-cell table:style-name="ce10" office:value-type="string" office:string-value="Tenderer Qualification Response. Receiver_ Party. Party">
            <text:p>Tenderer Qualification Response. Receiver_ Party. Party</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arty receiving this message.">
            <text:p>The party receiving this messag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solutionDocumentReference">
            <text:p>ResolutionDocumentReference</text:p>
          </table:table-cell>
          <table:table-cell table:style-name="ce10" office:value-type="string" office:string-value="Tenderer Qualification Response. Resolution_ Document Reference. Document Reference">
            <text:p>Tenderer Qualification Response. Resolution_ Document Reference. Document Referenc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Resolution">
            <text:p>Resolution</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document (e.g., meeting minutes) relating to consideration of tenderer qualifications.">
            <text:p>A document (e.g., meeting minutes) relating to consideration of tenderer qualification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QualificationResolution">
            <text:p>QualificationResolution</text:p>
          </table:table-cell>
          <table:table-cell table:style-name="ce10" office:value-type="string" office:string-value="Tenderer Qualification Response. Qualification Resolution">
            <text:p>Tenderer Qualification Response. Qualification Resolution</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Qualification Resolution">
            <text:p>Qualification Resolution</text:p>
          </table:table-cell>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Qualification Resolution">
            <text:p>Qualification Resolution</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n association to the resolution that is being notified">
            <text:p>An association to the resolution that is being notifi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AppealTerms">
            <text:p>AppealTerms</text:p>
          </table:table-cell>
          <table:table-cell table:style-name="ce10" office:value-type="string" office:string-value="Tenderer Qualification Response. Appeal Terms">
            <text:p>Tenderer Qualification Response. Appeal Terms</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9]" office:value-type="string" office:string-value="Appeal Terms">
            <text:p>Appeal Terms</text:p>
          </table:table-cell>
          <table:table-cell table:style-name="ce10" office:value-type="string" office:string-value="Appeal Terms">
            <text:p>Appeal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ppeal Terms">
            <text:p>Appeal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erms of appeal for this tendering process.">
            <text:p>Terms of appeal for this tendering process.</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10" office:value-type="string" office:string-value="Tenderer Qualification Response. Signature">
            <text:p>Tenderer Qualification Response. Signature</text:p>
          </table:table-cell>
          <table:table-cell table:style-name="ce10" office:value-type="string" office:string-value=""/>
          <table:table-cell table:style-name="ce10" office:value-type="string" office:string-value="Tenderer Qualification Response">
            <text:p>Tenderer Qualification Respons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0]"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12">07/12/2013</text:date>, <text:time>08:10:14</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7-12">07/12/2013</text:date></text:span><text:span text:style-name="MT1"> GMT <text:s/></text:span><text:span text:style-name="MT1"><text:time>08:10:14</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7-12T08:10:13.03</dc:date>
    <meta:generator>OpenOffice.org/3.4$Win32 OpenOffice.org_project/340m1$Build-9590</meta:generator>
    <meta:editing-duration>P6DT9H45M5S</meta:editing-duration>
    <meta:editing-cycles>52</meta:editing-cycles>
    <meta:document-statistic meta:table-count="1" meta:cell-count="129" meta:object-count="0"/>
  </office:meta>
</office:document-meta>
</file>